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text-underline-style="solid" style:text-underline-width="auto" style:text-underline-color="font-color" fo:font-weight="bold" officeooo:rsid="0002c869" officeooo:paragraph-rsid="0002c869" style:font-style-asian="normal" style:font-weight-asian="bold" style:font-style-complex="normal" style:font-weight-complex="bold"/>
    </style:style>
    <style:style style:name="P2" style:family="paragraph" style:parent-style-name="Standard">
      <style:text-properties fo:font-style="normal" style:text-underline-style="none" fo:font-weight="normal" officeooo:rsid="0002c869" officeooo:paragraph-rsid="0002c869" style:font-style-asian="normal" style:font-weight-asian="normal" style:font-style-complex="normal" style:font-weight-complex="normal"/>
    </style:style>
    <style:style style:name="P3" style:family="paragraph" style:parent-style-name="Standard">
      <style:text-properties fo:font-style="normal" style:text-underline-style="none" fo:font-weight="bold" officeooo:rsid="0002c869" officeooo:paragraph-rsid="0002c869" style:font-style-asian="normal" style:font-weight-asian="bold" style:font-style-complex="normal"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eck pointing</text:p>
      <text:p text:style-name="P1"/>
      <text:p text:style-name="P2">Library level checkpoint has been implemented so as to store the user FDs, signal mask, register set and address space.</text:p>
      <text:p text:style-name="P2">We load a dynamic library and send a SIGQUIT signal to the running process. The library has signal handler to store the FDs and signal mask. This also generates a core dump, which is used to recover user register sets and reconstruct the user address space.</text:p>
      <text:p text:style-name="P2"/>
      <text:p text:style-name="P3">Restoration</text:p>
      <text:p text:style-name="P3"><text:span text:style-name="T1"/></text:p>
      <text:p text:style-name="P3"><text:span text:style-name="T1">We use ptrace() syscall to load the targeted process. The restoration program executes the target process as its child. We let the process execute until it encounters the call to main. Then control is passed back to restoration program.</text:span></text:p>
      <text:p text:style-name="P2">We found a few online resources to read a core file. This file is used to reconstruct the process address space. The core file has address locations and corresponding data. Ptrace() call is used to inject calls to mmap in the child process to allocate the memory and then copy the data.</text:p>
      <text:p text:style-name="P2">Similarly, FDs are restored using dup() calls in the child process. Signal mask is to be set in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20:23:29.487000000</meta:creation-date>
    <dc:date>2016-11-28T20:33:20.341000000</dc:date>
    <meta:editing-duration>PT9M52S</meta:editing-duration>
    <meta:editing-cycles>1</meta:editing-cycles>
    <meta:document-statistic meta:table-count="0" meta:image-count="0" meta:object-count="0" meta:page-count="1" meta:paragraph-count="7" meta:word-count="180" meta:character-count="1027" meta:non-whitespace-character-count="854"/>
    <meta:generator>LibreOffice/5.2.2.2$Windows_x86 LibreOffice_project/8f96e87c890bf8fa77463cd4b640a2312823f3ad</meta:generator>
  </office:meta>
</office:document-meta>
</file>